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Bitstream Vera Sans" svg:font-family="'Bitstream Vera Sans'"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ource Code Pro" svg:font-family="'Source Code Pro'"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1.456cm" fo:margin-left="0cm" fo:margin-top="0cm" fo:margin-bottom="0cm" table:align="left" fo:background-color="#f8f9fa" style:writing-mode="lr-tb">
        <style:background-image/>
      </style:table-properties>
    </style:style>
    <style:style style:name="Table1.A" style:family="table-column">
      <style:table-column-properties style:column-width="5.193cm"/>
    </style:style>
    <style:style style:name="Table1.B" style:family="table-column">
      <style:table-column-properties style:column-width="6.262cm"/>
    </style:style>
    <style:style style:name="Table1.1" style:family="table-row">
      <style:table-row-properties style:min-row-height="1.111cm" fo:keep-together="auto"/>
    </style:style>
    <style:style style:name="Table1.A1" style:family="table-cell">
      <style:table-cell-properties style:vertical-align="middle" fo:background-color="#eaecf0" fo:padding-left="0.169cm" fo:padding-right="0.169cm" fo:padding-top="0.085cm" fo:padding-bottom="0.085cm" fo:border="0.75pt solid #a2a9b1">
        <style:background-image/>
      </style:table-cell-properties>
    </style:style>
    <style:style style:name="Table1.2" style:family="table-row">
      <style:table-row-properties style:min-row-height="1.323cm" fo:keep-together="auto"/>
    </style:style>
    <style:style style:name="Table1.A2" style:family="table-cell">
      <style:table-cell-properties style:vertical-align="middle" fo:background-color="#f8f9fa" fo:padding-left="0.169cm" fo:padding-right="0.169cm" fo:padding-top="0.085cm" fo:padding-bottom="0.085cm" fo:border="0.75pt solid #a2a9b1">
        <style:background-image/>
      </style:table-cell-properties>
    </style:style>
    <style:style style:name="Table1.3" style:family="table-row">
      <style:table-row-properties style:min-row-height="1.296cm"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color="#222222" style:font-name="Times New Roman" fo:font-size="12pt" style:font-size-asian="12pt" style:font-name-complex="Times New Roman1" style:font-size-complex="12pt" fo:background-color="#ffffff"/>
    </style:style>
    <style:style style:name="P3" style:family="paragraph" style:parent-style-name="Standard">
      <style:text-properties fo:color="#222222" style:font-name="Source Code Pro" fo:font-size="18pt" style:text-underline-style="solid" style:text-underline-width="auto" style:text-underline-color="font-color" style:font-size-asian="18pt" style:font-name-complex="Times New Roman1" fo:background-color="#ffffff"/>
    </style:style>
    <style:style style:name="P4" style:family="paragraph" style:parent-style-name="Standard">
      <style:paragraph-properties fo:margin-top="0cm" fo:margin-bottom="0.282cm" loext:contextual-spacing="false"/>
    </style:style>
    <style:style style:name="P5" style:family="paragraph" style:parent-style-name="Standard" style:list-style-name="WWNum1">
      <loext:graphic-properties draw:fill="solid" draw:fill-color="#ffffff"/>
      <style:paragraph-properties fo:margin-left="0.677cm" fo:margin-right="0cm" fo:margin-top="0.494cm" fo:margin-bottom="0.042cm" loext:contextual-spacing="false" fo:line-height="100%" fo:text-indent="-0.635cm" style:auto-text-indent="false" fo:background-color="#ffffff"/>
    </style:style>
    <style:style style:name="P6" style:family="paragraph" style:parent-style-name="Standard" style:list-style-name="WWNum2">
      <loext:graphic-properties draw:fill="solid" draw:fill-color="#ffffff"/>
      <style:paragraph-properties fo:margin-left="0.677cm" fo:margin-right="0cm" fo:margin-top="0.494cm" fo:margin-bottom="0.042cm" loext:contextual-spacing="false" fo:line-height="100%" fo:text-indent="-0.635cm" style:auto-text-indent="false" fo:background-color="#ffffff"/>
    </style:style>
    <style:style style:name="P7" style:family="paragraph" style:parent-style-name="Standard" style:list-style-name="WWNum1">
      <loext:graphic-properties draw:fill="solid" draw:fill-color="#ffffff"/>
      <style:paragraph-properties fo:margin-left="0.677cm" fo:margin-right="0cm" fo:margin-top="0cm" fo:margin-bottom="0.042cm" loext:contextual-spacing="false" fo:line-height="100%" fo:text-indent="-0.635cm" style:auto-text-indent="false" fo:background-color="#ffffff"/>
    </style:style>
    <style:style style:name="P8" style:family="paragraph" style:parent-style-name="Standard" style:list-style-name="WWNum2">
      <loext:graphic-properties draw:fill="solid" draw:fill-color="#ffffff"/>
      <style:paragraph-properties fo:margin-left="0.677cm" fo:margin-right="0cm" fo:margin-top="0cm" fo:margin-bottom="0.042cm" loext:contextual-spacing="false" fo:line-height="100%" fo:text-indent="-0.635cm" style:auto-text-indent="false" fo:background-color="#ffffff"/>
    </style:style>
    <style:style style:name="P9" style:family="paragraph" style:parent-style-name="Standard">
      <loext:graphic-properties draw:fill="solid" draw:fill-color="#ffffff"/>
      <style:paragraph-properties fo:margin-left="0.677cm" fo:margin-right="0cm" fo:margin-top="0cm" fo:margin-bottom="0.042cm" loext:contextual-spacing="false" fo:line-height="100%" fo:text-indent="-0.635cm" style:auto-text-indent="false" fo:background-color="#ffffff"/>
      <style:text-properties fo:color="#222222" style:font-name-asian="Times New Roman1" style:language-asian="es" style:country-asian="AR" style:font-name-complex="Times New Roman1"/>
    </style:style>
    <style:style style:name="P10" style:family="paragraph" style:parent-style-name="Standard">
      <loext:graphic-properties draw:fill="solid" draw:fill-color="#ffffff"/>
      <style:paragraph-properties fo:margin-top="0.494cm" fo:margin-bottom="0.042cm" loext:contextual-spacing="false" fo:line-height="100%" fo:background-color="#ffffff"/>
    </style:style>
    <style:style style:name="P11" style:family="paragraph" style:parent-style-name="Standard">
      <style:paragraph-properties fo:margin-top="0.423cm" fo:margin-bottom="0.423cm" loext:contextual-spacing="false" fo:line-height="100%"/>
    </style:style>
    <style:style style:name="P12" style:family="paragraph" style:parent-style-name="Standard">
      <style:paragraph-properties fo:margin-top="0.423cm" fo:margin-bottom="0.423cm" loext:contextual-spacing="false" fo:line-height="100%" fo:text-align="center" style:justify-single-word="false"/>
    </style:style>
    <style:style style:name="P13" style:family="paragraph" style:parent-style-name="Standard">
      <loext:graphic-properties draw:fill="solid" draw:fill-color="#ffffff"/>
      <style:paragraph-properties fo:margin-top="0.212cm" fo:margin-bottom="0.212cm" loext:contextual-spacing="false" fo:line-height="100%" fo:background-color="#ffffff"/>
    </style:style>
    <style:style style:name="P14" style:family="paragraph" style:parent-style-name="Standard" style:list-style-name="">
      <loext:graphic-properties draw:fill="solid" draw:fill-color="#ffffff"/>
      <style:paragraph-properties fo:margin-left="1.312cm" fo:margin-right="0cm" fo:margin-top="0.494cm" fo:margin-bottom="0.042cm" loext:contextual-spacing="false" fo:line-height="100%" fo:text-indent="0cm" style:auto-text-indent="false" fo:background-color="#ffffff"/>
    </style:style>
    <style:style style:name="P15" style:family="paragraph" style:parent-style-name="Standard" style:list-style-name="">
      <loext:graphic-properties draw:fill="solid" draw:fill-color="#ffffff"/>
      <style:paragraph-properties fo:margin-left="1.312cm" fo:margin-right="0cm" fo:margin-top="0cm" fo:margin-bottom="0.042cm" loext:contextual-spacing="false" fo:line-height="100%" fo:text-indent="0cm" style:auto-text-indent="false" fo:background-color="#ffffff"/>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Normal_20__28_Web_29_">
      <loext:graphic-properties draw:fill="solid" draw:fill-color="#ffffff"/>
      <style:paragraph-properties fo:margin-top="0.212cm" fo:margin-bottom="0.212cm" loext:contextual-spacing="false" fo:background-color="#ffffff"/>
      <style:text-properties fo:color="#222222" fo:font-size="10pt" style:font-size-asian="10pt" style:font-size-complex="10pt"/>
    </style:style>
    <style:style style:name="P18" style:family="paragraph" style:parent-style-name="Normal_20__28_Web_29_">
      <loext:graphic-properties draw:fill="solid" draw:fill-color="#ffffff"/>
      <style:paragraph-properties fo:margin-top="0.212cm" fo:margin-bottom="0.212cm" loext:contextual-spacing="false" fo:background-color="#ffffff"/>
      <style:text-properties fo:color="#222222"/>
    </style:style>
    <style:style style:name="P19" style:family="paragraph" style:parent-style-name="Normal_20__28_Web_29_">
      <loext:graphic-properties draw:fill="solid" draw:fill-color="#ffffff"/>
      <style:paragraph-properties fo:margin-top="0.212cm" fo:margin-bottom="0.212cm" loext:contextual-spacing="false" fo:background-color="#ffffff"/>
    </style:style>
    <style:style style:name="P20" style:family="paragraph">
      <loext:graphic-properties draw:fill="none"/>
      <style:paragraph-properties fo:text-align="start"/>
      <style:text-properties fo:font-size="18pt"/>
    </style:style>
    <style:style style:name="T1" style:family="text">
      <style:text-properties fo:color="#000000" style:font-name="Source Code Pro" fo:font-size="22pt" style:text-underline-style="none" fo:font-weight="bold" style:font-size-asian="22pt" style:font-weight-asian="bold" style:font-name-complex="Times New Roman1" style:font-size-complex="22pt" style:font-weight-complex="bold"/>
    </style:style>
    <style:style style:name="T2" style:family="text">
      <style:text-properties fo:color="#000000" style:font-name="Source Code Pro" fo:font-size="22pt" style:text-underline-style="none" fo:font-weight="bold" style:font-size-asian="22pt" style:font-weight-asian="bold" style:font-size-complex="22pt" style:font-weight-complex="bold"/>
    </style:style>
    <style:style style:name="T3" style:family="text">
      <style:text-properties fo:color="#000000" style:font-name="Source Code Pro" fo:font-size="18pt" style:text-underline-style="none" fo:font-weight="bold" style:font-size-asian="18pt" style:font-weight-asian="bold" style:font-name-complex="Times New Roman1" style:font-size-complex="18pt" style:font-weight-complex="bold"/>
    </style:style>
    <style:style style:name="T4" style:family="text">
      <style:text-properties fo:color="#000000" style:font-name="Source Code Pro" style:text-underline-style="none" fo:font-weight="bold" style:font-weight-asian="bold" style:font-weight-complex="bold"/>
    </style:style>
    <style:style style:name="T5" style:family="text">
      <style:text-properties style:font-name="Times New Roman" fo:font-size="10pt" style:text-underline-style="solid" style:text-underline-width="auto" style:text-underline-color="font-color" style:font-size-asian="10pt" style:font-name-complex="Times New Roman1" style:font-size-complex="10pt"/>
    </style:style>
    <style:style style:name="T6" style:family="text">
      <style:text-properties fo:color="#222222" style:font-name="Source Code Pro" fo:font-size="12pt" fo:background-color="#ffffff" loext:char-shading-value="0" style:font-size-asian="12pt" style:font-name-complex="Times New Roman1" style:font-size-complex="12pt"/>
    </style:style>
    <style:style style:name="T7" style:family="text">
      <style:text-properties fo:color="#222222" style:font-name="Source Code Pro" fo:font-size="12pt" fo:font-weight="normal" style:font-name-asian="Times New Roman1" style:font-size-asian="12pt" style:language-asian="es" style:country-asian="AR" style:font-weight-asian="normal" style:font-name-complex="Times New Roman1" style:font-size-complex="12pt" style:font-weight-complex="normal"/>
    </style:style>
    <style:style style:name="T8" style:family="text">
      <style:text-properties fo:color="#222222" style:font-name="Source Code Pro" fo:font-size="12pt" fo:font-weight="bold" style:font-name-asian="Times New Roman1" style:font-size-asian="12pt" style:language-asian="es" style:country-asian="AR" style:font-weight-asian="bold" style:font-name-complex="Times New Roman1" style:font-size-complex="12pt" style:font-weight-complex="bold"/>
    </style:style>
    <style:style style:name="T9" style:family="text">
      <style:text-properties fo:color="#222222" style:font-name="Source Code Pro" fo:font-size="18pt" style:text-underline-style="none" fo:font-weight="bold" fo:background-color="#ffffff" loext:char-shading-value="0" style:font-size-asian="18pt" style:font-weight-asian="bold" style:font-name-complex="Times New Roman1" style:font-size-complex="18pt" style:font-weight-complex="bold"/>
    </style:style>
    <style:style style:name="T10" style:family="text">
      <style:text-properties fo:color="#222222" style:font-name="Source Code Pro" fo:font-size="18pt" style:text-underline-style="solid" style:text-underline-width="auto" style:text-underline-color="font-color" fo:background-color="#ffffff" loext:char-shading-value="0" style:font-size-asian="18pt" style:font-name-complex="Times New Roman1"/>
    </style:style>
    <style:style style:name="T11" style:family="text">
      <style:text-properties fo:color="#222222" style:font-name="Source Code Pro" fo:background-color="#ffffff" loext:char-shading-value="0" style:font-name-complex="Times New Roman1"/>
    </style:style>
    <style:style style:name="T12" style:family="text">
      <style:text-properties fo:color="#222222" style:font-name="Source Code Pro" style:font-name-asian="Times New Roman1" style:language-asian="es" style:country-asian="AR" style:font-name-complex="Times New Roman1"/>
    </style:style>
    <style:style style:name="T13" style:family="text">
      <style:text-properties fo:color="#222222" style:font-name="Source Code Pro" fo:font-size="11pt" style:font-size-asian="11pt" style:font-size-complex="11pt"/>
    </style:style>
    <style:style style:name="T14" style:family="text">
      <style:text-properties fo:color="#222222" style:font-name="Source Code Pro" fo:font-size="16pt" style:font-name-asian="Times New Roman1" style:font-size-asian="16pt" style:language-asian="es" style:country-asian="AR" style:font-name-complex="Times New Roman1" style:font-size-complex="16pt"/>
    </style:style>
    <style:style style:name="T15" style:family="text">
      <style:text-properties fo:color="#222222" style:font-name="Source Code Pro" fo:font-size="16pt" fo:font-weight="bold" style:font-name-asian="Times New Roman1" style:font-size-asian="16pt" style:language-asian="es" style:country-asian="AR" style:font-weight-asian="bold" style:font-name-complex="Times New Roman1" style:font-size-complex="16pt" style:font-weight-complex="bold"/>
    </style:style>
    <style:style style:name="T16" style:family="text">
      <style:text-properties fo:color="#222222" style:font-name="Source Code Pro" fo:font-size="14pt" fo:font-weight="bold" style:font-name-asian="Times New Roman1" style:font-size-asian="14pt" style:language-asian="es" style:country-asian="AR" style:font-weight-asian="bold" style:font-name-complex="Times New Roman1" style:font-size-complex="14pt" style:font-weight-complex="bold"/>
    </style:style>
    <style:style style:name="T17" style:family="text">
      <style:text-properties fo:color="#222222" style:font-name="Source Code Pro" fo:font-size="14pt" style:font-name-asian="Times New Roman1" style:font-size-asian="14pt" style:language-asian="es" style:country-asian="AR" style:font-name-complex="Times New Roman1" style:font-size-complex="14pt"/>
    </style:style>
    <style:style style:name="T18" style:family="text">
      <style:text-properties fo:color="#222222" style:font-name="Bitstream Vera Sans" fo:font-size="9pt" fo:font-weight="bold" style:font-name-asian="Times New Roman1" style:font-size-asian="9pt" style:language-asian="es" style:country-asian="AR" style:font-weight-asian="bold" style:font-name-complex="Arial" style:font-size-complex="9pt" style:font-weight-complex="bold"/>
    </style:style>
    <style:style style:name="T19" style:family="text">
      <style:text-properties fo:color="#222222" style:font-name="Bitstream Vera Sans" fo:font-size="9pt" style:font-name-asian="Times New Roman1" style:font-size-asian="9pt" style:language-asian="es" style:country-asian="AR" style:font-name-complex="Arial" style:font-size-complex="9pt"/>
    </style:style>
    <style:style style:name="T20" style:family="text">
      <style:text-properties style:font-name="Source Code Pro"/>
    </style:style>
    <style:style style:name="T21" style:family="text">
      <style:text-properties style:font-name="Source Code Pro" style:text-underline-style="none" fo:font-weight="bold" style:font-weight-asian="bold" style:font-weight-complex="bold"/>
    </style:style>
    <style:style style:name="T22" style:family="text">
      <style:text-properties style:font-name="Source Code Pro" fo:font-size="11pt" style:font-size-asian="11pt" style:font-size-complex="11pt"/>
    </style:style>
    <style:style style:name="T23" style:family="text">
      <style:text-properties style:font-name="Source Code Pro" fo:font-size="16pt" style:font-size-asian="16pt" style:font-size-complex="16pt"/>
    </style:style>
    <style:style style:name="T24" style:family="text">
      <style:text-properties style:font-name="Source Code Pro" fo:font-size="14pt" style:font-size-asian="14pt" style:font-size-complex="14pt"/>
    </style:style>
    <style:style style:name="T25" style:family="text">
      <style:text-properties style:font-name="Bitstream Vera Sans" fo:font-size="9pt" style:font-size-asian="9pt" style:font-size-complex="9pt"/>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249cm" fo:margin-right="0.24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Investigación E-Learning</text:span></text:p>
      <text:p text:style-name="Standard"><text:span text:style-name="T5"><text:s/></text:span></text:p>
      <text:p text:style-name="Standard"><text:span text:style-name="T3">B-Learning:</text:span></text:p>
      <text:p text:style-name="Standard"><text:span text:style-name="T6">Blended Le</text:span><text:bookmark text:name="_GoBack"/><text:span text:style-name="T6">arning (BL) podemos denominarlo de diferentes maneras, pero el más común es aquel diseño docente en el que tecnologías de uso presencial (físico) y no presencial (virtual) que se hibridan con el objetivo de mejorar el proceso de enseñanza aprendizaje.</text:span></text:p>
      <text:p text:style-name="P2"/>
      <text:p text:style-name="Standard"><text:span text:style-name="T9">Categorización:</text:span></text:p>
      <text:p text:style-name="Standard"><text:span text:style-name="T11">Según Área y Adell (2009) se podría establecer una categorización de este tipo de aprendizaje, según la utilización de los recursos de Internet, en general, y de las aulas virtuales de forma más específica en la docencia en función del grado de presencialidad o distancia en la interacción entre profesor y alumnado. </text:span></text:p>
      <text:p text:style-name="Standard"><text:span text:style-name="T11">Así, podemos identificar tres grupos o modelos de educación en línea:</text:span></text:p>
      <text:list xml:id="list2041873246" text:style-name="WWNum1">
        <text:list-item>
          <text:p text:style-name="P5"><text:span text:style-name="T12">Modelo de docencia presencial con Internet: el aula virtual como complemento o recurso de apoyo.</text:span></text:p>
        </text:list-item>
        <text:list-item>
          <text:p text:style-name="P7"><text:span text:style-name="T12">Modelo de docencia semipresencial: el aula virtual como espacio combinado con el aula física o blended learning.</text:span></text:p>
        </text:list-item>
        <text:list-item>
          <text:p text:style-name="P7"><text:span text:style-name="T12">Modelo de docencia a distancia: el aula virtual como único espacio educativo.</text:span></text:p>
        </text:list-item>
      </text:list>
      <text:p text:style-name="P10"><text:span text:style-name="T11">El b-learning es referido de distintas formas: aprendizaje semipresencial, aprendizaje mixto, aprendizaje combinado y aprendizaje híbrido. En todos los casos se refiere al trabajo combinado en modalidad presencial y en línea para lograr un aprendizaje eficaz. El gran reto está en encontrar el balance adecuado entre las actividades que se realizan de manera virtual, y las que se hacen de manera presencial.</text:span></text:p>
      <text:p text:style-name="P10"><text:span text:style-name="T11">El modelo semipresencial es un modelo de aprendizaje en el que se combinan características del trabajo presencial y del trabajo en línea, que enriquecen el aprendizaje de contenidos y la dinámica de trabajo.</text:span></text:p>
      <text:p text:style-name="P17"/>
      <text:p text:style-name="P17"><draw:custom-shape text:anchor-type="paragraph" draw:z-index="0" draw:name="Frame1" draw:style-name="gr1" draw:text-style-name="P20" svg:width="11.454cm" svg:height="8.953cm" svg:x="2.228cm" svg:y="0.067cm"><loext:table table:name="Table1" table:style-name="Table1"><loext:table-column table:style-name="Table1.A"/><loext:table-column table:style-name="Table1.B"/><loext:table-row table:style-name="Table1.1"><loext:table-cell table:style-name="Table1.A1" office:value-type="string"><text:p text:style-name="P12"><text:span text:style-name="T18">Modelo presencial</text:span><text:bookmark text:name="__UnoMark__122_4202761913"/></text:p></loext:table-cell><loext:table-cell table:style-name="Table1.A1" office:value-type="string"><text:p text:style-name="P12"><text:bookmark text:name="__UnoMark__123_4202761913"/><text:span text:style-name="T18">Modelo semipresencial</text:span><text:bookmark text:name="__UnoMark__124_4202761913"/></text:p></loext:table-cell></loext:table-row><loext:table-row table:style-name="Table1.2"><loext:table-cell table:style-name="Table1.A2" office:value-type="string"><text:p text:style-name="P11"><text:bookmark text:name="__UnoMark__125_4202761913"/><text:span text:style-name="T19">Presencialidad</text:span><text:bookmark text:name="__UnoMark__126_4202761913"/></text:p></loext:table-cell><loext:table-cell table:style-name="Table1.A2" office:value-type="string"><text:p text:style-name="P11"><text:bookmark text:name="__UnoMark__127_4202761913"/><text:span text:style-name="T19">Virtualidad</text:span><text:bookmark text:name="__UnoMark__128_4202761913"/></text:p></loext:table-cell></loext:table-row><loext:table-row table:style-name="Table1.3"><loext:table-cell table:style-name="Table1.A2" office:value-type="string"><text:p text:style-name="P11"><text:bookmark text:name="__UnoMark__129_4202761913"/><text:span text:style-name="T19">Relación profesor-alumnos</text:span><text:bookmark text:name="__UnoMark__130_4202761913"/></text:p></loext:table-cell><loext:table-cell table:style-name="Table1.A2" office:value-type="string"><text:p text:style-name="P11"><text:bookmark text:name="__UnoMark__131_4202761913"/><text:span text:style-name="T19">Relación alumnos-propio aprendizaje</text:span><text:bookmark text:name="__UnoMark__132_4202761913"/></text:p></loext:table-cell></loext:table-row><loext:table-row table:style-name="Table1.2"><loext:table-cell table:style-name="Table1.A2" office:value-type="string"><text:p text:style-name="P11"><text:bookmark text:name="__UnoMark__133_4202761913"/><text:span text:style-name="T19">Transmisión de conocimientos</text:span><text:bookmark text:name="__UnoMark__134_4202761913"/></text:p></loext:table-cell><loext:table-cell table:style-name="Table1.A2" office:value-type="string"><text:p text:style-name="P11"><text:bookmark text:name="__UnoMark__135_4202761913"/><text:span text:style-name="T19">Desarrollo de capacidades</text:span><text:bookmark text:name="__UnoMark__136_4202761913"/></text:p></loext:table-cell></loext:table-row><loext:table-row table:style-name="Table1.3"><loext:table-cell table:style-name="Table1.A2" office:value-type="string"><text:p text:style-name="P11"><text:bookmark text:name="__UnoMark__137_4202761913"/><text:span text:style-name="T19">Cultura escrita-oral</text:span><text:bookmark text:name="__UnoMark__138_4202761913"/></text:p></loext:table-cell><loext:table-cell table:style-name="Table1.A2" office:value-type="string"><text:p text:style-name="P11"><text:bookmark text:name="__UnoMark__139_4202761913"/><text:span text:style-name="T19">Cultura audiovisual</text:span><text:bookmark text:name="__UnoMark__140_4202761913"/></text:p></loext:table-cell></loext:table-row><loext:table-row table:style-name="Table1.2"><loext:table-cell table:style-name="Table1.A2" office:value-type="string"><text:p text:style-name="P11"><text:bookmark text:name="__UnoMark__141_4202761913"/><text:span text:style-name="T19">Uso tradicional de tecnologías</text:span><text:bookmark text:name="__UnoMark__142_4202761913"/></text:p></loext:table-cell><loext:table-cell table:style-name="Table1.A2" office:value-type="string"><text:p text:style-name="P11"><text:bookmark text:name="__UnoMark__143_4202761913"/><text:span text:style-name="T19">Nuevas tecnologías</text:span></text:p></loext:table-cell></loext:table-row></loext:table><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pan text:style-name="T13">En el trabajo presencial el maestro puede explicar a los alumnos contenidos, propiciar la organización de trabajo o solicitar el desarrollo de tareas en clase, mientras que en línea las tareas están dispuestas para que los alumnos las realicen fuera de clase en el momento y lugar que ellos puedan. En el caso de las actividades de trabajo en equipo, los alumnos son quienes se organizan para hacer las tareas asignadas.</text:span></text:p>
      <text:p text:style-name="P19"><text:span text:style-name="T13">La relación entre profesor y alumnos tiene un cambio en el espacio virtual, pues se trata de hacer un seguimiento del trabajo de los alumnos y dar pautas conforme se vayan requiriendo. Por otro lado, la comunicación puede ser hacia todo el grupo o para un alumno en particular en relación con algo específico.</text:span></text:p>
      <text:p text:style-name="P19"><text:span text:style-name="T13">El trabajo presencial está más relacionado con la transmisión de conocimientos, aunque no siempre sea así, pues en las actividades presenciales se puede promover también el trabajo colaborativo. En el trabajo en línea, el alumno tiene la posibilidad de desarrollar sus capacidades de distintas maneras.</text:span></text:p>
      <text:p text:style-name="P18"/>
      <text:p text:style-name="P18"/>
      <text:p text:style-name="P18"/>
      <text:p text:style-name="P18"/>
      <text:p text:style-name="P18"/>
      <text:p text:style-name="P18"/>
      <text:p text:style-name="P1"><text:soft-page-break/><text:span text:style-name="T10">Modelos de aprendizaje semipresencial</text:span></text:p>
      <text:p text:style-name="P13"><text:span text:style-name="T14">1.</text:span><text:span text:style-name="T15">Modelo de rotación:</text:span></text:p>
      <text:p text:style-name="P13"><text:span text:style-name="T12">En un modelo de esta naturaleza las actividades de la clase están organizadas en estaciones de trabajo que implican diferentes tareas. Los alumnos son organizados en equipos y cada equipo realiza una tarea durante un tiempo y después cambia de estación. Las tareas pueden ser de distinto tipo: trabajo en equipo, trabajo individual, trabajo con tecnología, trabajo con papel y lápiz, entre otros. Dentro de este modelo hay un fuerte trabajo en clase y algunas tareas en línea.</text:span></text:p>
      <text:p text:style-name="P13"><text:span text:style-name="T12">Dentro de este modelo hay cuatro submodelos:</text:span></text:p>
      <text:list xml:id="list3773723267" text:style-name="WWNum2">
        <text:list-item>
          <text:p text:style-name="P6"><text:span text:style-name="T16">Rotación de estación: </text:span></text:p>
        </text:list-item>
      </text:list>
      <text:p text:style-name="P14"><text:span text:style-name="T7">E</text:span><text:span text:style-name="T12">n este modelo los alumnos realizan actividades en cada una de las estaciones de trabajo.</text:span></text:p>
      <text:list xml:id="list143147492748187" text:continue-numbering="true" text:style-name="WWNum2">
        <text:list-item>
          <text:p text:style-name="P8"><text:span text:style-name="T16">Rotación de laboratorio de cómputo.: </text:span></text:p>
        </text:list-item>
      </text:list>
      <text:p text:style-name="P15"><text:span text:style-name="T7">E</text:span><text:span text:style-name="T12">n este modelo los alumnos intercambian trabajo entre el salón de clases y el laboratorio de cómputo, aunque la mayor parte de trabajo se realiza con dispositivos electrónicos (computadoras, tabletas, teléfonos inteligentes, entre otros). El salón se reserva para otras actividades.</text:span></text:p>
      <text:list xml:id="list143145958289570" text:continue-numbering="true" text:style-name="WWNum2">
        <text:list-item>
          <text:p text:style-name="P8"><text:span text:style-name="T16">Aula invertida (flipped classroom): </text:span></text:p>
        </text:list-item>
      </text:list>
      <text:p text:style-name="P15"><text:span text:style-name="T12">La metodología de clase invertida tiene la intención de revertir la perspectiva tradicional del tiempo en clase. En el pasado, el tiempo de clase se dedicaba a que el profesor proporcionara información a los alumnos. En el modelo de clase invertida se trata de favorecer el aprendizaje individualizado y proporcionar ayuda específica a cada alumno a partir de sus necesidades, así como mejorar la interacción alumno-maestro.La parte informativa de la clase se proporciona para ser revisada en línea por los alumnos fuera del horario de clase.</text:span></text:p>
      <text:list xml:id="list143147096700527" text:continue-numbering="true" text:style-name="WWNum2">
        <text:list-item>
          <text:p text:style-name="P8"><text:span text:style-name="T16">Rotación individual:</text:span><text:span text:style-name="T12"> </text:span></text:p>
        </text:list-item>
      </text:list>
      <text:p text:style-name="P15"><text:span text:style-name="T12">En este modelo cada alumno tiene tareas particulares que pueden ser distintas de las de otros compañeros. El profesor asigna las tareas en función de las necesidades que considere pertinentes.</text:span></text:p>
      <text:p text:style-name="P9"/>
      <text:p text:style-name="P9"/>
      <text:p text:style-name="P9"/>
      <text:p text:style-name="P9"/>
      <text:p text:style-name="P9"><text:soft-page-break/></text:p>
      <text:p text:style-name="P13"><text:span text:style-name="T17">2.</text:span><text:span text:style-name="T16">Modelo flexible:</text:span><text:span text:style-name="T8"> </text:span></text:p>
      <text:p text:style-name="P13"><text:span text:style-name="T12">En este modelo las actividades en línea constituyen la parte sustancial. El estudiante tiene la flexibilidad de moverse en diferentes modalidades de aprendizaje con el propósito de mejorar su aprendizaje a partir de las necesidades específicas. En consecuencia, cada estudiante tiene una forma específica de organizar su proceso de aprendizaje. Debido a la flexibilidad, el alumno puede transitar entre el trabajo individual, en pequeños grupos, en proyectos del grupo completo, entre otros. El trabajo de asesoría por parte del profesor puede ser mínima o muy amplia, dependiendo de las necesidades de los alumnos.</text:span></text:p>
      <text:p text:style-name="P13"><text:span text:style-name="T12">3.</text:span><text:span text:style-name="T16">Modelo a la carta:</text:span></text:p>
      <text:p text:style-name="P13"><text:span text:style-name="T12">En este modelo los estudiantes pueden tomar algunas asignaturas del currículo de manera presencial, mientras que otras pueden ser en una modalidad completamente en línea. La parte de asesoría por parte del docente se lleva fundamentalmente en línea en esta modalidad.</text:span></text:p>
      <text:p text:style-name="P13"><text:span text:style-name="T12">4.</text:span><text:span text:style-name="T16">Modelo virtual enriquecido:</text:span></text:p>
      <text:p text:style-name="P13"><text:span text:style-name="T12">En este modelo los alumnos tienen algunas tutorías de manera presencial en días asignados, pero el resto de trabajo se realiza en línea, donde también tendrán apoyo del profesor virtualmente. Las tutorías por parte del profesor suelen ser opcionales, para los alumnos que requieran un apoyo específico.</text:span></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Bitstream Vera Sans" svg:font-family="'Bitstream Vera Sans'"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ource Code Pro" svg:font-family="'Source Code Pro'"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A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s" fo:country="A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AR"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A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AR" style:font-weight-asian="bold" style:font-name-complex="Times New Roman1" style:font-family-complex="'Times New Roman'" style:font-family-generic-complex="system" style:font-pitch-complex="variable" style:font-size-complex="18pt" style:font-weight-complex="bold"/>
    </style:style>
    <style:style style:name="mw-headlin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Source Code Pro" fo:font-family="'Source Code Pro'" style:font-family-generic="roman" style:font-pitch="variable" fo:font-size="10pt" style:font-size-asian="10pt" style:font-name-complex="Symbol1" style:font-family-complex="Symbol" style:font-family-generic-complex="system" style:font-pitch-complex="variable"/>
    </style:style>
    <style:style style:name="ListLabel_20_20" style:display-name="ListLabel 20" style:family="text">
      <style:text-properties fo:font-size="10pt" style:font-size-asian="10pt" style:font-name-complex="Courier New1" style:font-family-complex="'Courier New'" style:font-family-generic-complex="system" style:font-pitch-complex="variable"/>
    </style:style>
    <style:style style:name="ListLabel_20_21" style:display-name="ListLabel 21" style:family="text">
      <style:text-properties fo:font-size="10pt" style:font-size-asian="10pt" style:font-name-complex="Wingdings1" style:font-family-complex="Wingdings" style:font-family-generic-complex="system" style:font-pitch-complex="variable"/>
    </style:style>
    <style:style style:name="ListLabel_20_22" style:display-name="ListLabel 22" style:family="text">
      <style:text-properties fo:font-size="10pt" style:font-size-asian="10pt" style:font-name-complex="Wingdings1" style:font-family-complex="Wingdings" style:font-family-generic-complex="system" style:font-pitch-complex="variable"/>
    </style:style>
    <style:style style:name="ListLabel_20_23" style:display-name="ListLabel 23" style:family="text">
      <style:text-properties fo:font-size="10pt" style:font-size-asian="10pt" style:font-name-complex="Wingdings1" style:font-family-complex="Wingdings" style:font-family-generic-complex="system" style:font-pitch-complex="variable"/>
    </style:style>
    <style:style style:name="ListLabel_20_24" style:display-name="ListLabel 24" style:family="text">
      <style:text-properties fo:font-size="10pt" style:font-size-asian="10pt" style:font-name-complex="Wingdings1" style:font-family-complex="Wingdings" style:font-family-generic-complex="system" style:font-pitch-complex="variable"/>
    </style:style>
    <style:style style:name="ListLabel_20_25" style:display-name="ListLabel 25" style:family="text">
      <style:text-properties fo:font-size="10pt" style:font-size-asian="10pt" style:font-name-complex="Wingdings1" style:font-family-complex="Wingdings" style:font-family-generic-complex="system" style:font-pitch-complex="variable"/>
    </style:style>
    <style:style style:name="ListLabel_20_26" style:display-name="ListLabel 26" style:family="text">
      <style:text-properties fo:font-size="10pt" style:font-size-asian="10pt" style:font-name-complex="Wingdings1" style:font-family-complex="Wingdings" style:font-family-generic-complex="system" style:font-pitch-complex="variable"/>
    </style:style>
    <style:style style:name="ListLabel_20_27" style:display-name="ListLabel 27" style:family="text">
      <style:text-properties fo:font-size="10pt" style:font-size-asian="10pt" style:font-name-complex="Wingdings1" style:font-family-complex="Wingdings" style:font-family-generic-complex="system" style:font-pitch-complex="variable"/>
    </style:style>
    <style:style style:name="ListLabel_20_28" style:display-name="ListLabel 28" style:family="text">
      <style:text-properties style:font-name="Source Code Pro" fo:font-family="'Source Code Pro'" style:font-family-generic="roman" style:font-pitch="variable" fo:font-size="14pt" style:font-size-asian="10pt" style:font-name-complex="Symbol1" style:font-family-complex="Symbol" style:font-family-generic-complex="system" style:font-pitch-complex="variable"/>
    </style:style>
    <style:style style:name="ListLabel_20_29" style:display-name="ListLabel 29" style:family="text">
      <style:text-properties fo:font-size="10pt" style:font-size-asian="10pt" style:font-name-complex="Courier New1" style:font-family-complex="'Courier New'" style:font-family-generic-complex="system" style:font-pitch-complex="variable"/>
    </style:style>
    <style:style style:name="ListLabel_20_30" style:display-name="ListLabel 30" style:family="text">
      <style:text-properties fo:font-size="10pt" style:font-size-asian="10pt" style:font-name-complex="Wingdings1" style:font-family-complex="Wingdings" style:font-family-generic-complex="system" style:font-pitch-complex="variable"/>
    </style:style>
    <style:style style:name="ListLabel_20_31" style:display-name="ListLabel 31" style:family="text">
      <style:text-properties fo:font-size="10pt" style:font-size-asian="10pt" style:font-name-complex="Wingdings1" style:font-family-complex="Wingdings" style:font-family-generic-complex="system" style:font-pitch-complex="variable"/>
    </style:style>
    <style:style style:name="ListLabel_20_32" style:display-name="ListLabel 32" style:family="text">
      <style:text-properties fo:font-size="10pt" style:font-size-asian="10pt" style:font-name-complex="Wingdings1" style:font-family-complex="Wingdings" style:font-family-generic-complex="system" style:font-pitch-complex="variable"/>
    </style:style>
    <style:style style:name="ListLabel_20_33" style:display-name="ListLabel 33" style:family="text">
      <style:text-properties fo:font-size="10pt" style:font-size-asian="10pt" style:font-name-complex="Wingdings1" style:font-family-complex="Wingdings" style:font-family-generic-complex="system" style:font-pitch-complex="variable"/>
    </style:style>
    <style:style style:name="ListLabel_20_34" style:display-name="ListLabel 34" style:family="text">
      <style:text-properties fo:font-size="10pt" style:font-size-asian="10pt" style:font-name-complex="Wingdings1" style:font-family-complex="Wingdings" style:font-family-generic-complex="system" style:font-pitch-complex="variable"/>
    </style:style>
    <style:style style:name="ListLabel_20_35" style:display-name="ListLabel 35" style:family="text">
      <style:text-properties fo:font-size="10pt" style:font-size-asian="10pt" style:font-name-complex="Wingdings1" style:font-family-complex="Wingdings" style:font-family-generic-complex="system" style:font-pitch-complex="variable"/>
    </style:style>
    <style:style style:name="ListLabel_20_36" style:display-name="ListLabel 36" style:family="text">
      <style:text-properties fo:font-size="10pt" style:font-size-asian="10pt" style:font-name-complex="Wingdings1"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18:22:00</meta:creation-date>
    <meta:initial-creator>Analia Laise</meta:initial-creator>
    <dc:language>es-AR</dc:language>
    <dc:date>2019-05-21T14:31:06</dc:date>
    <meta:editing-cycles>2</meta:editing-cycles>
    <meta:editing-duration>PT1H56M</meta:editing-duration>
    <meta:generator>LibreOffice/6.1.5.2$Linux_X86_64 LibreOffice_project/10$Build-2</meta:generator>
    <meta:document-statistic meta:table-count="1" meta:image-count="0" meta:object-count="0" meta:page-count="4" meta:paragraph-count="45" meta:word-count="919" meta:character-count="5950" meta:non-whitespace-character-count="50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